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fo:break-before="page" table:align="margins"/>
    </style:style>
    <style:style style:name="Table2.A" style:family="table-column">
      <style:table-column-properties style:column-width="3.999cm" style:rel-column-width="2267*"/>
    </style:style>
    <style:style style:name="Table2.B" style:family="table-column">
      <style:table-column-properties style:column-width="2cm" style:rel-column-width="1134*"/>
    </style:style>
    <style:style style:name="Table2.E" style:family="table-column">
      <style:table-column-properties style:column-width="7.001cm" style:rel-column-width="3969*"/>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tab-stops>
          <style:tab-stop style:position="5.99cm"/>
        </style:tab-stops>
      </style:paragraph-properties>
      <style:text-properties officeooo:rsid="00031a0c" officeooo:paragraph-rsid="000655d0"/>
    </style:style>
    <style:style style:name="P2" style:family="paragraph" style:parent-style-name="Text_20_body">
      <style:paragraph-properties>
        <style:tab-stops>
          <style:tab-stop style:position="5.99cm"/>
        </style:tab-stops>
      </style:paragraph-properties>
      <style:text-properties fo:font-size="14pt" officeooo:rsid="00031a0c" officeooo:paragraph-rsid="0012c78c" style:font-size-asian="14pt" style:font-size-complex="14pt"/>
    </style:style>
    <style:style style:name="P3" style:family="paragraph" style:parent-style-name="Text_20_body">
      <style:paragraph-properties>
        <style:tab-stops>
          <style:tab-stop style:position="5.99cm"/>
        </style:tab-stops>
      </style:paragraph-properties>
      <style:text-properties fo:font-size="14pt" officeooo:rsid="00031a0c" officeooo:paragraph-rsid="00401c7d" style:font-size-asian="14pt" style:font-size-complex="14pt"/>
    </style:style>
    <style:style style:name="P4" style:family="paragraph" style:parent-style-name="Text_20_body">
      <style:paragraph-properties>
        <style:tab-stops>
          <style:tab-stop style:position="5.195cm"/>
        </style:tab-stops>
      </style:paragraph-properties>
      <style:text-properties fo:font-size="8pt" officeooo:rsid="00031a0c" officeooo:paragraph-rsid="000655d0" style:font-size-asian="7pt" style:font-size-complex="8pt"/>
    </style:style>
    <style:style style:name="P5" style:family="paragraph" style:parent-style-name="Text_20_body">
      <style:text-properties officeooo:rsid="00430ecc" officeooo:paragraph-rsid="0046c9c9"/>
    </style:style>
    <style:style style:name="P6" style:family="paragraph" style:parent-style-name="Text_20_body">
      <style:text-properties officeooo:rsid="00447429" officeooo:paragraph-rsid="00447429"/>
    </style:style>
    <style:style style:name="P7" style:family="paragraph" style:parent-style-name="Text_20_body">
      <style:text-properties officeooo:rsid="00461c52" officeooo:paragraph-rsid="00461c52"/>
    </style:style>
    <style:style style:name="P8" style:family="paragraph" style:parent-style-name="Text_20_body">
      <style:text-properties officeooo:rsid="0048967a" officeooo:paragraph-rsid="0048967a"/>
    </style:style>
    <style:style style:name="P9" style:family="paragraph" style:parent-style-name="Title">
      <style:paragraph-properties fo:text-align="start" style:justify-single-word="false" fo:padding="0.074cm" fo:border-left="none" fo:border-right="none" fo:border-top="none" fo:border-bottom="0.06pt solid #000000" style:join-border="false"/>
      <style:text-properties officeooo:rsid="00031a0c" officeooo:paragraph-rsid="00031a0c"/>
    </style:style>
    <style:style style:name="P10" style:family="paragraph" style:parent-style-name="Table_20_Contents">
      <style:text-properties fo:font-size="8pt" fo:font-weight="bold" officeooo:rsid="00408c57" officeooo:paragraph-rsid="00408c57" style:font-size-asian="8pt" style:font-weight-asian="bold" style:font-size-complex="8pt" style:font-weight-complex="bold"/>
    </style:style>
    <style:style style:name="P11" style:family="paragraph" style:parent-style-name="Table_20_Contents">
      <style:text-properties fo:font-size="8pt" officeooo:rsid="0014fcfe" officeooo:paragraph-rsid="00408c57" style:font-size-asian="8pt" style:font-size-complex="8pt"/>
    </style:style>
    <style:style style:name="P12" style:family="paragraph" style:parent-style-name="Table_20_Contents">
      <style:text-properties fo:font-size="8pt" officeooo:rsid="00070ff6" officeooo:paragraph-rsid="00408c57" style:font-size-asian="8pt" style:font-size-complex="8pt"/>
    </style:style>
    <style:style style:name="P13" style:family="paragraph" style:parent-style-name="Table_20_Contents">
      <style:text-properties fo:font-size="8pt" officeooo:rsid="0008978c" officeooo:paragraph-rsid="00408c57" style:font-size-asian="8pt" style:font-size-complex="8pt"/>
    </style:style>
    <style:style style:name="P14" style:family="paragraph" style:parent-style-name="Table_20_Contents">
      <style:text-properties fo:font-size="8pt" officeooo:rsid="001a160d" officeooo:paragraph-rsid="00408c57" style:font-size-asian="8pt" style:font-size-complex="8pt"/>
    </style:style>
    <style:style style:name="P15" style:family="paragraph" style:parent-style-name="Table_20_Contents">
      <style:text-properties fo:font-size="8pt" officeooo:rsid="001519ee" officeooo:paragraph-rsid="00408c57" style:font-size-asian="8pt" style:font-size-complex="8pt"/>
    </style:style>
    <style:style style:name="P16" style:family="paragraph" style:parent-style-name="Table_20_Contents">
      <style:text-properties fo:font-size="8pt" officeooo:rsid="00207780" officeooo:paragraph-rsid="00408c57" style:font-size-asian="8pt" style:font-size-complex="8pt"/>
    </style:style>
    <style:style style:name="P17" style:family="paragraph" style:parent-style-name="Table_20_Contents">
      <style:text-properties fo:font-size="8pt" officeooo:rsid="0021078f" officeooo:paragraph-rsid="00408c57" style:font-size-asian="8pt" style:font-size-complex="8pt"/>
    </style:style>
    <style:style style:name="P18" style:family="paragraph" style:parent-style-name="Table_20_Contents">
      <style:text-properties fo:font-size="8pt" officeooo:rsid="0025303b" officeooo:paragraph-rsid="00408c57" style:font-size-asian="8pt" style:font-size-complex="8pt"/>
    </style:style>
    <style:style style:name="P19" style:family="paragraph" style:parent-style-name="Table_20_Contents">
      <style:text-properties fo:font-size="8pt" officeooo:rsid="002415ff" officeooo:paragraph-rsid="00408c57" style:font-size-asian="8pt" style:font-size-complex="8pt"/>
    </style:style>
    <style:style style:name="P20" style:family="paragraph" style:parent-style-name="Table_20_Contents">
      <style:text-properties fo:font-size="8pt" officeooo:rsid="00401c7d" officeooo:paragraph-rsid="00408c57" style:font-size-asian="8pt" style:font-size-complex="8pt"/>
    </style:style>
    <style:style style:name="P21" style:family="paragraph" style:parent-style-name="Table_20_Contents">
      <style:text-properties fo:font-size="8pt" officeooo:paragraph-rsid="00408c57" style:font-size-asian="8pt" style:font-size-complex="8pt"/>
    </style:style>
    <style:style style:name="P22" style:family="paragraph" style:parent-style-name="Table_20_Contents">
      <style:text-properties fo:font-size="8pt" fo:font-weight="bold" officeooo:rsid="004c62d6" officeooo:paragraph-rsid="004c62d6" style:font-size-asian="8pt" style:font-weight-asian="bold" style:font-size-complex="8pt" style:font-weight-complex="bold"/>
    </style:style>
    <style:style style:name="P23" style:family="paragraph" style:parent-style-name="Table_20_Contents">
      <style:text-properties fo:font-size="8pt" officeooo:rsid="0025303b" officeooo:paragraph-rsid="00408c57" style:font-size-asian="8pt" style:font-size-complex="8pt"/>
    </style:style>
    <style:style style:name="P24" style:family="paragraph" style:parent-style-name="Table_20_Contents">
      <style:text-properties fo:font-size="8pt" officeooo:rsid="002415ff" officeooo:paragraph-rsid="00408c57" style:font-size-asian="8pt" style:font-size-complex="8pt"/>
    </style:style>
    <style:style style:name="P25" style:family="paragraph" style:parent-style-name="Table_20_Contents">
      <style:text-properties fo:font-size="8pt" officeooo:rsid="0021078f" officeooo:paragraph-rsid="00408c57" style:font-size-asian="8pt" style:font-size-complex="8pt"/>
    </style:style>
    <style:style style:name="P26" style:family="paragraph" style:parent-style-name="Table_20_Contents">
      <style:text-properties fo:font-size="8pt" officeooo:rsid="0014fcfe" officeooo:paragraph-rsid="00408c57" style:font-size-asian="8pt" style:font-size-complex="8pt"/>
    </style:style>
    <style:style style:name="P27" style:family="paragraph" style:parent-style-name="Table_20_Contents">
      <style:text-properties fo:font-size="8pt" officeooo:rsid="001519ee" officeooo:paragraph-rsid="00408c57" style:font-size-asian="8pt" style:font-size-complex="8pt"/>
    </style:style>
    <style:style style:name="P28" style:family="paragraph" style:parent-style-name="Table_20_Contents">
      <style:text-properties fo:font-size="8pt" officeooo:rsid="001a160d" officeooo:paragraph-rsid="00408c57" style:font-size-asian="8pt" style:font-size-complex="8pt"/>
    </style:style>
    <style:style style:name="P29" style:family="paragraph" style:parent-style-name="Table_20_Contents">
      <style:text-properties fo:font-size="8pt" officeooo:rsid="00207780" officeooo:paragraph-rsid="00408c57" style:font-size-asian="8pt" style:font-size-complex="8pt"/>
    </style:style>
    <style:style style:name="P30" style:family="paragraph" style:parent-style-name="Table_20_Contents">
      <style:text-properties fo:font-size="8pt" officeooo:paragraph-rsid="00408c57" style:font-size-asian="8pt" style:font-size-complex="8pt"/>
    </style:style>
    <style:style style:name="P31" style:family="paragraph" style:parent-style-name="Table_20_Contents">
      <style:text-properties fo:font-size="8pt" officeooo:rsid="00401c7d" officeooo:paragraph-rsid="00408c57" style:font-size-asian="8pt" style:font-size-complex="8pt"/>
    </style:style>
    <style:style style:name="P32" style:family="paragraph" style:parent-style-name="Table_20_Contents">
      <style:paragraph-properties fo:text-align="center" style:justify-single-word="false"/>
      <style:text-properties fo:font-size="8pt" officeooo:paragraph-rsid="00408c57" style:font-size-asian="8pt" style:font-size-complex="8pt"/>
    </style:style>
    <style:style style:name="P33" style:family="paragraph" style:parent-style-name="Table_20_Contents">
      <style:paragraph-properties fo:text-align="start" style:justify-single-word="false"/>
      <style:text-properties fo:font-size="8pt" officeooo:paragraph-rsid="00408c57" style:font-size-asian="8pt" style:font-size-complex="8pt"/>
    </style:style>
    <style:style style:name="P34" style:family="paragraph" style:parent-style-name="Table_20_Contents">
      <style:paragraph-properties fo:text-align="start" style:justify-single-word="false"/>
      <style:text-properties fo:font-size="8pt" officeooo:rsid="0008df12" officeooo:paragraph-rsid="00408c57" style:font-size-asian="8pt" style:font-size-complex="8pt"/>
    </style:style>
    <style:style style:name="P35" style:family="paragraph" style:parent-style-name="Heading_20_3">
      <style:text-properties officeooo:paragraph-rsid="004bd468"/>
    </style:style>
    <style:style style:name="P36" style:family="paragraph" style:parent-style-name="Heading_20_3">
      <style:text-properties officeooo:rsid="000c3992"/>
    </style:style>
    <style:style style:name="P37" style:family="paragraph" style:parent-style-name="Text_20_body">
      <style:text-properties officeooo:rsid="00447429" officeooo:paragraph-rsid="0048967a"/>
    </style:style>
    <style:style style:name="P38" style:family="paragraph" style:parent-style-name="Text_20_body">
      <style:text-properties officeooo:rsid="00430ecc" officeooo:paragraph-rsid="0048967a"/>
    </style:style>
    <style:style style:name="P39" style:family="paragraph" style:parent-style-name="Text_20_body">
      <style:text-properties officeooo:rsid="004af8cf" officeooo:paragraph-rsid="004af8cf"/>
    </style:style>
    <style:style style:name="P40" style:family="paragraph" style:parent-style-name="Text_20_body" style:list-style-name="L2">
      <style:text-properties officeooo:rsid="004af8cf" officeooo:paragraph-rsid="004af8cf"/>
    </style:style>
    <style:style style:name="P41" style:family="paragraph" style:parent-style-name="Text_20_body">
      <style:text-properties officeooo:rsid="0045ad92" officeooo:paragraph-rsid="0045ad92"/>
    </style:style>
    <style:style style:name="P42" style:family="paragraph" style:parent-style-name="Text_20_body">
      <style:text-properties officeooo:rsid="004b52b5" officeooo:paragraph-rsid="004b52b5"/>
    </style:style>
    <style:style style:name="P43" style:family="paragraph" style:parent-style-name="Text_20_body" style:list-style-name="L1">
      <style:text-properties officeooo:rsid="004b52b5" officeooo:paragraph-rsid="004b52b5"/>
    </style:style>
    <style:style style:name="P44" style:family="paragraph" style:parent-style-name="Text_20_body" style:list-style-name="L2">
      <style:text-properties officeooo:rsid="004b52b5" officeooo:paragraph-rsid="004b52b5"/>
    </style:style>
    <style:style style:name="P45" style:family="paragraph" style:parent-style-name="Text_20_body">
      <style:text-properties officeooo:rsid="004bd468" officeooo:paragraph-rsid="004bd468"/>
    </style:style>
    <style:style style:name="T1" style:family="text">
      <style:text-properties officeooo:rsid="000655d0"/>
    </style:style>
    <style:style style:name="T2" style:family="text">
      <style:text-properties fo:font-size="14pt" style:font-size-asian="14pt" style:font-size-complex="14pt"/>
    </style:style>
    <style:style style:name="T3" style:family="text">
      <style:text-properties fo:font-size="14pt" officeooo:rsid="000655d0" style:font-size-asian="14pt" style:font-size-complex="14pt"/>
    </style:style>
    <style:style style:name="T4" style:family="text">
      <style:text-properties fo:font-size="14pt" officeooo:rsid="0016f760" style:font-size-asian="14pt" style:font-size-complex="14pt"/>
    </style:style>
    <style:style style:name="T5" style:family="text">
      <style:text-properties fo:font-size="14pt" officeooo:rsid="00408c57" style:font-size-asian="14pt" style:font-size-complex="14pt"/>
    </style:style>
    <style:style style:name="T6" style:family="text">
      <style:text-properties officeooo:rsid="000c3992"/>
    </style:style>
    <style:style style:name="T7" style:family="text">
      <style:text-properties officeooo:rsid="00408c57"/>
    </style:style>
    <style:style style:name="T8" style:family="text">
      <style:text-properties officeooo:rsid="00447429"/>
    </style:style>
    <style:style style:name="T9" style:family="text">
      <style:text-properties officeooo:rsid="00461c52"/>
    </style:style>
    <style:style style:name="T10" style:family="text">
      <style:text-properties officeooo:rsid="0046c9c9"/>
    </style:style>
    <style:style style:name="T11" style:family="text">
      <style:text-properties officeooo:rsid="00492ce7"/>
    </style:style>
    <style:style style:name="T12" style:family="text">
      <style:text-properties officeooo:rsid="0049c70a"/>
    </style:style>
    <style:style style:name="T13" style:family="text">
      <style:text-properties officeooo:rsid="004af8cf"/>
    </style:style>
    <style:style style:name="T14" style:family="text">
      <style:text-properties officeooo:rsid="004b52b5"/>
    </style:style>
    <style:style style:name="T15" style:family="text">
      <style:text-properties officeooo:rsid="004c62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xford Hackspace <text:span text:style-name="T7">Maintenance Schedule</text:span></text:p>
      <text:p text:style-name="P4"/>
      <text:p text:style-name="P2">Equipment / activity:<text:tab/><text:span text:style-name="T1">JAS Silvertail A0 Laser Cutter</text:span></text:p>
      <text:p text:style-name="P3">Assessment conducted by:<text:tab/><text:span text:style-name="T1">Paul Riggs</text:span></text:p>
      <text:p text:style-name="P1"><text:span text:style-name="T2">Date of assessment:<text:tab/></text:span><text:span text:style-name="T5">16</text:span><text:span text:style-name="T3"> </text:span><text:span text:style-name="T5">Nov</text:span><text:span text:style-name="T4">ember</text:span><text:span text:style-name="T3"> 2016</text:span></text:p>
      <text:h text:style-name="Heading_20_2" text:outline-level="2">Maintenance tasks</text:h>
      <text:h text:style-name="Heading_20_3" text:outline-level="3">C<text:span text:style-name="T10">lean</text:span> mirrors</text:h>
      <text:p text:style-name="P6">Interval: <text:span text:style-name="T9">1</text:span> month</text:p>
      <text:p text:style-name="P7">Dirt gradually accumulates on the mirrors, which causes them to absorb <text:span text:style-name="T10">and scatter </text:span>more laser energy, <text:span text:style-name="T10">reducing the performance of the cutter.</text:span> <text:span text:style-name="T10">Extra heat in the mirrors can also lead to </text:span>damage over time. To keep the <text:span text:style-name="T10">mirrors</text:span> clean, gently wipe them with a microfibre cloth and alcohol spray. Do this before the alignment process described below, as it can cause the mirrors to become misaligned. <text:span text:style-name="T10">Please note that heavy use of the cutter may require the mirrors to be cleaned between the standard intervals.</text:span></text:p>
      <text:h text:style-name="Heading_20_3" text:outline-level="3">Check alignment</text:h>
      <text:p text:style-name="P6">Interval: <text:span text:style-name="T12">1</text:span> month <text:span text:style-name="T12">(after cleaning mirrors, or moving the cutter)</text:span></text:p>
      <text:p text:style-name="P5">The laser alignment needs to be checked to ensure the machine’s accuracy, particularly at the extremes of its movement. <text:span text:style-name="T10">This can be done by making small adjustments to the mirrors that guide the laser to its target.</text:span></text:p>
      <text:p text:style-name="P38"><text:span text:style-name="T12">You can c</text:span>heck the alignment <text:span text:style-name="T12">of each mirror </text:span>by placing masking tape over <text:span text:style-name="T12">entry point of the laser into the subsequent mirror along the beam path.</text:span> <text:span text:style-name="T8">Closing the laser cutter lid and briefly p</text:span>ressing the ‘laser’ button on the control panel will fire the laser, burning a hole in the tape. <text:span text:style-name="T12">By adding a new layer tape, you can compare the laser entry point with the cutting head at different </text:span>locations.</text:p>
      <text:p text:style-name="P37">The position of each mirror is adjusted by loosening or tightening the screws behind it. If the beam is hitting the next mirror in the optic system too high, tighten the top screws very slightly and loosen the bottom screw very slightly. This will move the reflected beam down. To move the beam to the left, loosen the left top screw and tighten the top right one.</text:p>
      <text:p text:style-name="P8">First, check the alignment of the beam entering the mirror on the left of the laser gantry. It should enter at the same point at both extremes of <text:span text:style-name="T11">the gantry’s </text:span>movement in the Y direction. If this is not the case, the first mirror, at the output of the laser tube, needs to be aligned.</text:p>
      <text:p text:style-name="P8">Next, check the alignment of the left-hand mirror by checking its entry point to the final mirror at both extremes of its movement in the X direction.</text:p>
      <text:p text:style-name="P8"><text:soft-page-break/>Lastly, check the final mirror alignment by placing masking tape under the laser head. The burn should be a single point. Any burning in a partial halo around this point indicates the beam is reflecting off the inside wall of the laser <text:span text:style-name="T11">nozzle rather than passing through it.</text:span></text:p>
      <text:h text:style-name="Heading_20_3" text:outline-level="3">Cleaning the cutter</text:h>
      <text:p text:style-name="P39">Interval: 1 month (or after heavy use)</text:p>
      <text:p text:style-name="P41"><text:span text:style-name="T13">Debris from cutting jobs accumulates around the inside of the cutter and needs to be cleaned away. Pay particular attention to the areas around the </text:span>tracks, <text:span text:style-name="T13">where the machines movement can be obstructed,</text:span> underneath <text:span text:style-name="T13">the hex and knife beds, and in the floor of the machine enclosure.</text:span></text:p>
      <text:p text:style-name="P39">Check that the top surface of the hex bed is free from any cutting residue that might affect its flatness, and wipe it clean if necessary.</text:p>
      <text:h text:style-name="Heading_20_3" text:outline-level="3">Checking the filtration system</text:h>
      <text:p text:style-name="P39">The filters <text:span text:style-name="T14">in the filtration system </text:span>are consumable, and need periodic replacement. The system is designed to have a long life, <text:span text:style-name="T14">but should be checked to ensure good performance. The stages of the filtration system are as follows:</text:span></text:p>
      <text:list xml:id="list2131512273934510348" text:style-name="L1">
        <text:list-item>
          <text:p text:style-name="P43">G4 paper panel pre-filter</text:p>
        </text:list-item>
        <text:list-item>
          <text:p text:style-name="P43">F8 rigid bag filter</text:p>
        </text:list-item>
        <text:list-item>
          <text:p text:style-name="P43">H13 HEPA filter</text:p>
        </text:list-item>
        <text:list-item>
          <text:p text:style-name="P43">Activated carbon cylinder filter (x16)</text:p>
        </text:list-item>
      </text:list>
      <text:p text:style-name="P42">More information about replacing these filters is found on the OxHack wiki.</text:p>
      <text:p text:style-name="P39">Signs of a filter needing replacement are:</text:p>
      <text:list xml:id="list6453317255223967708" text:style-name="L2">
        <text:list-item>
          <text:p text:style-name="P40">Reduced flow causing smoke to clear more slowly from the cutting area</text:p>
        </text:list-item>
        <text:list-item>
          <text:p text:style-name="P44">Build-up of debris on the filter surface</text:p>
        </text:list-item>
        <text:list-item>
          <text:p text:style-name="P40">Smell of cutting vapours in exhaust indicates the carbon filters need to be refilled</text:p>
        </text:list-item>
      </text:list>
      <text:h text:style-name="P35" text:outline-level="3">Checking the cooling system</text:h>
      <text:p text:style-name="P45">Interval: 1 month</text:p>
      <text:p text:style-name="P45">The laser cooling system is low maintenance and fail-safe, but its water level should be checked periodically to pre-empt problems. This is done by removing the screw cap and checking the level with a dipstick.</text:p>
      <table:table table:name="Table2" table:style-name="Table2">
        <table:table-column table:style-name="Table2.A"/>
        <table:table-column table:style-name="Table2.B" table:number-columns-repeated="3"/>
        <table:table-column table:style-name="Table2.E"/>
        <table:table-header-rows>
          <table:table-row table:style-name="Table2.1">
            <table:table-cell table:style-name="Table2.A1" office:value-type="string">
              <text:p text:style-name="P10">Maintenance task</text:p>
            </table:table-cell>
            <table:table-cell table:style-name="Table2.A1" office:value-type="string">
              <text:p text:style-name="P10">Date <text:span text:style-name="T15">completed</text:span></text:p>
            </table:table-cell>
            <table:table-cell table:style-name="Table2.A1" office:value-type="string">
              <text:p text:style-name="P10">Carried out by</text:p>
            </table:table-cell>
            <table:table-cell table:style-name="Table2.A1" office:value-type="string">
              <text:p text:style-name="P22">Date next due</text:p>
            </table:table-cell>
            <table:table-cell table:style-name="Table2.E1" office:value-type="string">
              <text:p text:style-name="P10">Notes</text:p>
            </table:table-cell>
          </table:table-row>
        </table:table-header-rows>
        <table:table-row table:style-name="Table2.1">
          <table:table-cell table:style-name="Table2.A2" office:value-type="string">
            <text:p text:style-name="P11"/>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13"/>
          </table:table-cell>
          <table:table-cell table:style-name="Table2.E2" office:value-type="string">
            <text:p text:style-name="P34"/>
          </table:table-cell>
        </table:table-row>
        <table:table-row table:style-name="Table2.1">
          <table:table-cell table:style-name="Table2.A2" office:value-type="string">
            <text:p text:style-name="P11"/>
            <text:p text:style-name="P11"/>
          </table:table-cell>
          <table:table-cell table:style-name="Table2.A2" office:value-type="string">
            <text:p text:style-name="P12"/>
          </table:table-cell>
          <table:table-cell table:style-name="Table2.A2" office:value-type="string">
            <text:p text:style-name="P11"/>
          </table:table-cell>
          <table:table-cell table:style-name="Table2.A2" office:value-type="string">
            <text:p text:style-name="P21"/>
          </table:table-cell>
          <table:table-cell table:style-name="Table2.E2" office:value-type="string">
            <text:p text:style-name="P33"/>
          </table:table-cell>
        </table:table-row>
        <table:table-row table:style-name="Table2.1">
          <table:table-cell table:style-name="Table2.A2" office:value-type="string">
            <text:p text:style-name="P15"/>
            <text:p text:style-name="P15"/>
          </table:table-cell>
          <table:table-cell table:style-name="Table2.A2" office:value-type="string">
            <text:p text:style-name="P12"/>
          </table:table-cell>
          <table:table-cell table:style-name="Table2.A2" office:value-type="string">
            <text:p text:style-name="P21"/>
          </table:table-cell>
          <table:table-cell table:style-name="Table2.A2" office:value-type="string">
            <text:p text:style-name="P21"/>
          </table:table-cell>
          <table:table-cell table:style-name="Table2.E2" office:value-type="string">
            <text:p text:style-name="P33"/>
          </table:table-cell>
        </table:table-row>
        <table:table-row table:style-name="Table2.1">
          <table:table-cell table:style-name="Table2.A2" office:value-type="string">
            <text:p text:style-name="P14"/>
            <text:p text:style-name="P14"/>
          </table:table-cell>
          <table:table-cell table:style-name="Table2.A2" office:value-type="string">
            <text:p text:style-name="P14"/>
          </table:table-cell>
          <table:table-cell table:style-name="Table2.A2" office:value-type="string">
            <text:p text:style-name="P21"/>
          </table:table-cell>
          <table:table-cell table:style-name="Table2.A2" office:value-type="string">
            <text:p text:style-name="P14"/>
          </table:table-cell>
          <table:table-cell table:style-name="Table2.E2" office:value-type="string">
            <text:p text:style-name="P33"/>
          </table:table-cell>
        </table:table-row>
        <table:table-row table:style-name="Table2.1">
          <table:table-cell table:style-name="Table2.A2" office:value-type="string">
            <text:p text:style-name="P16"/>
            <text:p text:style-name="P16"/>
          </table:table-cell>
          <table:table-cell table:style-name="Table2.A2" office:value-type="string">
            <text:p text:style-name="P16"/>
          </table:table-cell>
          <table:table-cell table:style-name="Table2.A2" office:value-type="string">
            <text:p text:style-name="P21"/>
          </table:table-cell>
          <table:table-cell table:style-name="Table2.A2" office:value-type="string">
            <text:p text:style-name="P14"/>
          </table:table-cell>
          <table:table-cell table:style-name="Table2.E2" office:value-type="string">
            <text:p text:style-name="P33"/>
          </table:table-cell>
        </table:table-row>
        <table:table-row table:style-name="Table2.1">
          <table:table-cell table:style-name="Table2.A2" office:value-type="string">
            <text:p text:style-name="P17"/>
            <text:p text:style-name="P17"/>
          </table:table-cell>
          <table:table-cell table:style-name="Table2.A2" office:value-type="string">
            <text:p text:style-name="P17"/>
          </table:table-cell>
          <table:table-cell table:style-name="Table2.A2" office:value-type="string">
            <text:p text:style-name="P21"/>
          </table:table-cell>
          <table:table-cell table:style-name="Table2.A2" office:value-type="string">
            <text:p text:style-name="P14"/>
          </table:table-cell>
          <table:table-cell table:style-name="Table2.E2" office:value-type="string">
            <text:p text:style-name="P33"/>
          </table:table-cell>
        </table:table-row>
        <table:table-row table:style-name="Table2.1">
          <table:table-cell table:style-name="Table2.A2" office:value-type="string">
            <text:p text:style-name="P17"/>
            <text:p text:style-name="P17"/>
          </table:table-cell>
          <table:table-cell table:style-name="Table2.A2" office:value-type="string">
            <text:p text:style-name="P17"/>
          </table:table-cell>
          <table:table-cell table:style-name="Table2.A2" office:value-type="string">
            <text:p text:style-name="P21"/>
          </table:table-cell>
          <table:table-cell table:style-name="Table2.A2" office:value-type="string">
            <text:p text:style-name="P14"/>
          </table:table-cell>
          <table:table-cell table:style-name="Table2.E2" office:value-type="string">
            <text:p text:style-name="P33"/>
          </table:table-cell>
        </table:table-row>
        <table:table-row table:style-name="Table2.1">
          <table:table-cell table:style-name="Table2.A2" office:value-type="string">
            <text:p text:style-name="P19"/>
            <text:p text:style-name="P19"/>
          </table:table-cell>
          <table:table-cell table:style-name="Table2.A2" office:value-type="string">
            <text:p text:style-name="P19"/>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row table:style-name="Table2.1">
          <table:table-cell table:style-name="Table2.A2" office:value-type="string">
            <text:p text:style-name="P18"/>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33"/>
          </table:table-cell>
        </table:table-row>
      </table:table>
      <text:h text:style-name="P3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master-page-name="">
      <style:paragraph-properties fo:keep-together="auto"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4:04:37.787000000</meta:creation-date>
    <dc:date>2016-11-18T15:53:22.949000000</dc:date>
    <meta:editing-duration>P3DT10H37M36S</meta:editing-duration>
    <meta:editing-cycles>27</meta:editing-cycles>
    <meta:generator>LibreOffice/5.2.3.3$Windows_x86 LibreOffice_project/d54a8868f08a7b39642414cf2c8ef2f228f780cf</meta:generator>
    <meta:document-statistic meta:table-count="1" meta:image-count="0" meta:object-count="0" meta:page-count="3" meta:paragraph-count="39" meta:word-count="685" meta:character-count="3936" meta:non-whitespace-character-count="3297"/>
  </office:meta>
</office:document-meta>
</file>